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(--vscode-editor-font-family" svg:font-family="Var(--vscode-editor-font-family"/>
    <style:font-face style:name="Arial" svg:font-family="Arial" style:font-family-generic="swiss"/>
    <style:font-face style:name="Menlo" svg:font-family="Menlo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206.84pt"/>
    </style:style>
    <style:style style:name="co3" style:family="table-column">
      <style:table-column-properties fo:break-before="auto" style:column-width="186.8pt"/>
    </style:style>
    <style:style style:name="co4" style:family="table-column">
      <style:table-column-properties fo:break-before="auto" style:column-width="199.16pt"/>
    </style:style>
    <style:style style:name="co5" style:family="table-column">
      <style:table-column-properties fo:break-before="auto" style:column-width="200.69pt"/>
    </style:style>
    <style:style style:name="co6" style:family="table-column">
      <style:table-column-properties fo:break-before="auto" style:column-width="192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color="#ffffff" style:font-name="DejaVu Sans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Menlo" style:font-size-complex="12pt" style:font-style-complex="normal" style:font-weight-complex="normal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rotation-align="none"/>
      <style:paragraph-properties fo:text-align="center" fo:margin-left="0pt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Var(--vscode-editor-font-family" style:font-size-complex="12pt" style:font-style-complex="normal" style:font-weight-complex="normal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rotation-align="none"/>
      <style:paragraph-properties fo:text-align="center" fo:margin-left="0pt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Menlo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1" office:value-type="string" calcext:value-type="string">
            <text:p>Dinculeotide</text:p>
          </table:table-cell>
          <table:table-cell table:style-name="ce3" office:value-type="string" calcext:value-type="string">
            <text:p>Entomoplasma melaleucae</text:p>
          </table:table-cell>
          <table:table-cell table:style-name="ce5" office:value-type="string" calcext:value-type="string">
            <text:p>Entomoplasma_somnilux</text:p>
          </table:table-cell>
          <table:table-cell table:style-name="ce5" office:value-type="string" calcext:value-type="string">
            <text:p>Mesoplasma_chauliocola</text:p>
          </table:table-cell>
          <table:table-cell table:style-name="ce5" office:value-type="string" calcext:value-type="string">
            <text:p>Mesoplasma_coleopterae</text:p>
          </table:table-cell>
          <table:table-cell table:style-name="ce5" office:value-type="string" calcext:value-type="string">
            <text:p>Mesoplasma_florum_W37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17975460702324" calcext:value-type="float">
            <text:p>1.17975460702324</text:p>
          </table:table-cell>
          <table:table-cell office:value-type="float" office:value="1.22641090225822" calcext:value-type="float">
            <text:p>1.22641090225822</text:p>
          </table:table-cell>
          <table:table-cell office:value-type="float" office:value="1.18237770809965" calcext:value-type="float">
            <text:p>1.18237770809965</text:p>
          </table:table-cell>
          <table:table-cell office:value-type="float" office:value="1.1754973371826" calcext:value-type="float">
            <text:p>1.1754973371826</text:p>
          </table:table-cell>
          <table:table-cell office:value-type="float" office:value="1.17205438181389" calcext:value-type="float">
            <text:p>1.17205438181389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0.871690506411508" calcext:value-type="float">
            <text:p>0.871690506411508</text:p>
          </table:table-cell>
          <table:table-cell office:value-type="float" office:value="0.834455032052294" calcext:value-type="float">
            <text:p>0.834455032052294</text:p>
          </table:table-cell>
          <table:table-cell office:value-type="float" office:value="0.843072631744457" calcext:value-type="float">
            <text:p>0.843072631744457</text:p>
          </table:table-cell>
          <table:table-cell office:value-type="float" office:value="0.851919678585971" calcext:value-type="float">
            <text:p>0.851919678585971</text:p>
          </table:table-cell>
          <table:table-cell office:value-type="float" office:value="0.854339509656954" calcext:value-type="float">
            <text:p>0.854339509656954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0.993901813074845" calcext:value-type="float">
            <text:p>0.993901813074845</text:p>
          </table:table-cell>
          <table:table-cell office:value-type="float" office:value="0.90298767831553" calcext:value-type="float">
            <text:p>0.90298767831553</text:p>
          </table:table-cell>
          <table:table-cell office:value-type="float" office:value="1.01529166366971" calcext:value-type="float">
            <text:p>1.01529166366971</text:p>
          </table:table-cell>
          <table:table-cell office:value-type="float" office:value="1.00933334428074" calcext:value-type="float">
            <text:p>1.00933334428074</text:p>
          </table:table-cell>
          <table:table-cell office:value-type="float" office:value="1.0031778966015" calcext:value-type="float">
            <text:p>1.0031778966015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0.879424322229909" calcext:value-type="float">
            <text:p>0.879424322229909</text:p>
          </table:table-cell>
          <table:table-cell office:value-type="float" office:value="0.873929293661603" calcext:value-type="float">
            <text:p>0.873929293661603</text:p>
          </table:table-cell>
          <table:table-cell office:value-type="float" office:value="0.871511939347547" calcext:value-type="float">
            <text:p>0.871511939347547</text:p>
          </table:table-cell>
          <table:table-cell office:value-type="float" office:value="0.879239318707786" calcext:value-type="float">
            <text:p>0.879239318707786</text:p>
          </table:table-cell>
          <table:table-cell office:value-type="float" office:value="0.883154360199817" calcext:value-type="float">
            <text:p>0.88315436019981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.20832609529965" calcext:value-type="float">
            <text:p>1.20832609529965</text:p>
          </table:table-cell>
          <table:table-cell office:value-type="float" office:value="1.14706119900165" calcext:value-type="float">
            <text:p>1.14706119900165</text:p>
          </table:table-cell>
          <table:table-cell office:value-type="float" office:value="1.1768331389748" calcext:value-type="float">
            <text:p>1.1768331389748</text:p>
          </table:table-cell>
          <table:table-cell office:value-type="float" office:value="1.18839370637262" calcext:value-type="float">
            <text:p>1.18839370637262</text:p>
          </table:table-cell>
          <table:table-cell office:value-type="float" office:value="1.17838873253155" calcext:value-type="float">
            <text:p>1.17838873253155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0.995440689338187" calcext:value-type="float">
            <text:p>0.995440689338187</text:p>
          </table:table-cell>
          <table:table-cell office:value-type="float" office:value="1.10189670446951" calcext:value-type="float">
            <text:p>1.10189670446951</text:p>
          </table:table-cell>
          <table:table-cell office:value-type="float" office:value="1.06396237122403" calcext:value-type="float">
            <text:p>1.06396237122403</text:p>
          </table:table-cell>
          <table:table-cell office:value-type="float" office:value="1.04138353392268" calcext:value-type="float">
            <text:p>1.04138353392268</text:p>
          </table:table-cell>
          <table:table-cell office:value-type="float" office:value="1.04922445629873" calcext:value-type="float">
            <text:p>1.04922445629873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0.448597972112298" calcext:value-type="float">
            <text:p>0.448597972112298</text:p>
          </table:table-cell>
          <table:table-cell office:value-type="float" office:value="0.752693470144515" calcext:value-type="float">
            <text:p>0.752693470144515</text:p>
          </table:table-cell>
          <table:table-cell office:value-type="float" office:value="0.434075192577031" calcext:value-type="float">
            <text:p>0.434075192577031</text:p>
          </table:table-cell>
          <table:table-cell office:value-type="float" office:value="0.455703369768608" calcext:value-type="float">
            <text:p>0.455703369768608</text:p>
          </table:table-cell>
          <table:table-cell office:value-type="float" office:value="0.445169367203097" calcext:value-type="float">
            <text:p>0.44516936720309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0.990600350992228" calcext:value-type="float">
            <text:p>0.990600350992228</text:p>
          </table:table-cell>
          <table:table-cell office:value-type="float" office:value="0.908505288989759" calcext:value-type="float">
            <text:p>0.908505288989759</text:p>
          </table:table-cell>
          <table:table-cell office:value-type="float" office:value="1.00916136845292" calcext:value-type="float">
            <text:p>1.00916136845292</text:p>
          </table:table-cell>
          <table:table-cell office:value-type="float" office:value="0.999328192081412" calcext:value-type="float">
            <text:p>0.999328192081412</text:p>
          </table:table-cell>
          <table:table-cell office:value-type="float" office:value="1.00735827257878" calcext:value-type="float">
            <text:p>1.00735827257878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0.989749492836244" calcext:value-type="float">
            <text:p>0.989749492836244</text:p>
          </table:table-cell>
          <table:table-cell office:value-type="float" office:value="1.0035336940482" calcext:value-type="float">
            <text:p>1.0035336940482</text:p>
          </table:table-cell>
          <table:table-cell office:value-type="float" office:value="0.995932429519172" calcext:value-type="float">
            <text:p>0.995932429519172</text:p>
          </table:table-cell>
          <table:table-cell office:value-type="float" office:value="1.00789726194154" calcext:value-type="float">
            <text:p>1.00789726194154</text:p>
          </table:table-cell>
          <table:table-cell office:value-type="float" office:value="1.00373746375216" calcext:value-type="float">
            <text:p>1.00373746375216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1.31238406921943" calcext:value-type="float">
            <text:p>1.31238406921943</text:p>
          </table:table-cell>
          <table:table-cell office:value-type="float" office:value="1.29912818036245" calcext:value-type="float">
            <text:p>1.29912818036245</text:p>
          </table:table-cell>
          <table:table-cell office:value-type="float" office:value="1.35682291096265" calcext:value-type="float">
            <text:p>1.35682291096265</text:p>
          </table:table-cell>
          <table:table-cell office:value-type="float" office:value="1.27727541212479" calcext:value-type="float">
            <text:p>1.27727541212479</text:p>
          </table:table-cell>
          <table:table-cell office:value-type="float" office:value="1.28050553199892" calcext:value-type="float">
            <text:p>1.28050553199892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.01358007445962" calcext:value-type="float">
            <text:p>1.01358007445962</text:p>
          </table:table-cell>
          <table:table-cell office:value-type="float" office:value="1.12577322744626" calcext:value-type="float">
            <text:p>1.12577322744626</text:p>
          </table:table-cell>
          <table:table-cell office:value-type="float" office:value="1.06449041942018" calcext:value-type="float">
            <text:p>1.06449041942018</text:p>
          </table:table-cell>
          <table:table-cell office:value-type="float" office:value="1.04671265122899" calcext:value-type="float">
            <text:p>1.04671265122899</text:p>
          </table:table-cell>
          <table:table-cell office:value-type="float" office:value="1.06008015177198" calcext:value-type="float">
            <text:p>1.06008015177198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float" office:value="0.889842664858787" calcext:value-type="float">
            <text:p>0.889842664858787</text:p>
          </table:table-cell>
          <table:table-cell office:value-type="float" office:value="0.82992310024091" calcext:value-type="float">
            <text:p>0.82992310024091</text:p>
          </table:table-cell>
          <table:table-cell office:value-type="float" office:value="0.846884478263183" calcext:value-type="float">
            <text:p>0.846884478263183</text:p>
          </table:table-cell>
          <table:table-cell office:value-type="float" office:value="0.869735348100879" calcext:value-type="float">
            <text:p>0.869735348100879</text:p>
          </table:table-cell>
          <table:table-cell office:value-type="float" office:value="0.870116727230437" calcext:value-type="float">
            <text:p>0.870116727230437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0.75699013494268" calcext:value-type="float">
            <text:p>0.75699013494268</text:p>
          </table:table-cell>
          <table:table-cell office:value-type="float" office:value="0.711894818228232" calcext:value-type="float">
            <text:p>0.711894818228232</text:p>
          </table:table-cell>
          <table:table-cell office:value-type="float" office:value="0.754621926974154" calcext:value-type="float">
            <text:p>0.754621926974154</text:p>
          </table:table-cell>
          <table:table-cell office:value-type="float" office:value="0.753709413510578" calcext:value-type="float">
            <text:p>0.753709413510578</text:p>
          </table:table-cell>
          <table:table-cell office:value-type="float" office:value="0.763514676927914" calcext:value-type="float">
            <text:p>0.763514676927914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1.01576011103977" calcext:value-type="float">
            <text:p>1.01576011103977</text:p>
          </table:table-cell>
          <table:table-cell office:value-type="float" office:value="1.01075862510453" calcext:value-type="float">
            <text:p>1.01075862510453</text:p>
          </table:table-cell>
          <table:table-cell office:value-type="float" office:value="0.999929857329809" calcext:value-type="float">
            <text:p>0.999929857329809</text:p>
          </table:table-cell>
          <table:table-cell office:value-type="float" office:value="1.02885878793091" calcext:value-type="float">
            <text:p>1.02885878793091</text:p>
          </table:table-cell>
          <table:table-cell office:value-type="float" office:value="1.02375537984186" calcext:value-type="float">
            <text:p>1.02375537984186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.20207909128981" calcext:value-type="float">
            <text:p>1.20207909128981</text:p>
          </table:table-cell>
          <table:table-cell office:value-type="float" office:value="1.14587348869809" calcext:value-type="float">
            <text:p>1.14587348869809</text:p>
          </table:table-cell>
          <table:table-cell office:value-type="float" office:value="1.17093353811615" calcext:value-type="float">
            <text:p>1.17093353811615</text:p>
          </table:table-cell>
          <table:table-cell office:value-type="float" office:value="1.17790283028611" calcext:value-type="float">
            <text:p>1.17790283028611</text:p>
          </table:table-cell>
          <table:table-cell office:value-type="float" office:value="1.18061128337622" calcext:value-type="float">
            <text:p>1.18061128337622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1.1553290735949" calcext:value-type="float">
            <text:p>1.1553290735949</text:p>
          </table:table-cell>
          <table:table-cell office:value-type="float" office:value="1.22921237905844" calcext:value-type="float">
            <text:p>1.22921237905844</text:p>
          </table:table-cell>
          <table:table-cell office:value-type="float" office:value="1.18152406375081" calcext:value-type="float">
            <text:p>1.18152406375081</text:p>
          </table:table-cell>
          <table:table-cell office:value-type="float" office:value="1.1677240723917" calcext:value-type="float">
            <text:p>1.1677240723917</text:p>
          </table:table-cell>
          <table:table-cell office:value-type="float" office:value="1.15960496195494" calcext:value-type="float">
            <text:p>1.15960496195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ar(--vscode-editor-font-family" svg:font-family="Var(--vscode-editor-font-family"/>
    <style:font-face style:name="Arial" svg:font-family="Arial" style:font-family-generic="swiss"/>
    <style:font-face style:name="Menlo" svg:font-family="Menlo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23:19:54.429332043</meta:creation-date>
    <dc:date>2020-11-05T23:20:47.206981443</dc:date>
    <meta:editing-duration>PT53S</meta:editing-duration>
    <meta:editing-cycles>1</meta:editing-cycles>
    <meta:document-statistic meta:table-count="1" meta:cell-count="102" meta:object-count="0"/>
    <meta:generator>LibreOffice/6.0.7.3$Linux_X86_64 LibreOffice_project/00m0$Build-3</meta:generator>
  </office:meta>
</office:document-meta>
</file>